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Leeuwin">
            <text:p>Cape_Leeuwin</text:p>
          </table:table-cell>
          <table:table-cell office:value-type="string" office:value="radiocarbon">
            <text:p>radiocarbon</text:p>
          </table:table-cell>
          <table:table-cell office:value-type="string" office:value="SUA-416">
            <text:p>SUA-416</text:p>
          </table:table-cell>
          <table:table-cell office:value-type="float" office:value="-34.28">
            <text:p>-34.28</text:p>
          </table:table-cell>
          <table:table-cell office:value-type="float" office:value="115.17">
            <text:p>115.17</text:p>
          </table:table-cell>
          <table:table-cell office:value-type="float" office:value="3880.0">
            <text:p>3880.0</text:p>
          </table:table-cell>
          <table:table-cell office:value-type="float" office:value="105.0">
            <text:p>10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as1974,LewisEtal2013">
            <text:p>Sas1974,LewisEtal2013</text:p>
          </table:table-cell>
        </table:table-row>
        <table:table-row>
          <table:table-cell office:value-type="string" office:value="Cape_Leeuwin">
            <text:p>Cape_Leeuwin</text:p>
          </table:table-cell>
          <table:table-cell office:value-type="string" office:value="radiocarbon">
            <text:p>radiocarbon</text:p>
          </table:table-cell>
          <table:table-cell office:value-type="string" office:value="SUA-415">
            <text:p>SUA-415</text:p>
          </table:table-cell>
          <table:table-cell office:value-type="float" office:value="-34.28">
            <text:p>-34.28</text:p>
          </table:table-cell>
          <table:table-cell office:value-type="float" office:value="115.17">
            <text:p>115.17</text:p>
          </table:table-cell>
          <table:table-cell office:value-type="float" office:value="4475.0">
            <text:p>4475.0</text:p>
          </table:table-cell>
          <table:table-cell office:value-type="float" office:value="105.0">
            <text:p>10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as1974,LewisEtal2013">
            <text:p>Sas1974,LewisEtal2013</text:p>
          </table:table-cell>
        </table:table-row>
        <table:table-row>
          <table:table-cell office:value-type="string" office:value="Cape_Leeuwin">
            <text:p>Cape_Leeuwin</text:p>
          </table:table-cell>
          <table:table-cell office:value-type="string" office:value="radiocarbon">
            <text:p>radiocarbon</text:p>
          </table:table-cell>
          <table:table-cell office:value-type="string" office:value="Wk-12792">
            <text:p>Wk-12792</text:p>
          </table:table-cell>
          <table:table-cell office:value-type="float" office:value="-34.365">
            <text:p>-34.365</text:p>
          </table:table-cell>
          <table:table-cell office:value-type="float" office:value="115.13">
            <text:p>115.13</text:p>
          </table:table-cell>
          <table:table-cell office:value-type="float" office:value="2963.0">
            <text:p>2963.0</text:p>
          </table:table-cell>
          <table:table-cell office:value-type="float" office:value="42.0">
            <text:p>42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Cape_Leeuwin">
            <text:p>Cape_Leeuwin</text:p>
          </table:table-cell>
          <table:table-cell office:value-type="string" office:value="radiocarbon">
            <text:p>radiocarbon</text:p>
          </table:table-cell>
          <table:table-cell office:value-type="string" office:value="Wk-12791">
            <text:p>Wk-12791</text:p>
          </table:table-cell>
          <table:table-cell office:value-type="float" office:value="-34.365">
            <text:p>-34.365</text:p>
          </table:table-cell>
          <table:table-cell office:value-type="float" office:value="115.13">
            <text:p>115.13</text:p>
          </table:table-cell>
          <table:table-cell office:value-type="float" office:value="3917.0">
            <text:p>3917.0</text:p>
          </table:table-cell>
          <table:table-cell office:value-type="float" office:value="44.0">
            <text:p>44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